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23H48M00S" calcext:value-type="time">
            <text:p>123:4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Show notifications from user backend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8H20M00S" calcext:value-type="time">
            <text:p>18:2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Notifications fetch frontend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6]-[.B7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7]-[.B7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8]-[.B7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9]-[.B7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7:19:36.1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21T19:18:22.006000000</dc:date>
    <meta:editing-duration>P8DT16H54M4S</meta:editing-duration>
    <meta:editing-cycles>176</meta:editing-cycles>
    <meta:generator>LibreOffice/7.2.5.2$Windows_X86_64 LibreOffice_project/499f9727c189e6ef3471021d6132d4c694f357e5</meta:generator>
    <meta:document-statistic meta:table-count="1" meta:cell-count="384" meta:object-count="0"/>
  </office:meta>
</office:document-meta>
</file>